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9in"/>
    </style:style>
    <style:style style:name="co2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8146in"/>
    </style:style>
    <style:style style:name="co7" style:family="table-column">
      <style:table-column-properties fo:break-before="auto" style:column-width="1.7457in"/>
    </style:style>
    <style:style style:name="co8" style:family="table-column">
      <style:table-column-properties fo:break-before="auto" style:column-width="1.7382in"/>
    </style:style>
    <style:style style:name="co9" style:family="table-column">
      <style:table-column-properties fo:break-before="auto" style:column-width="2.05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2.0752in"/>
    </style:style>
    <style:style style:name="co12" style:family="table-column">
      <style:table-column-properties fo:break-before="auto" style:column-width="1.7764in"/>
    </style:style>
    <style:style style:name="co13" style:family="table-column">
      <style:table-column-properties fo:break-before="auto" style:column-width="1.6846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2.2362in"/>
    </style:style>
    <style:style style:name="co16" style:family="table-column">
      <style:table-column-properties fo:break-before="auto" style:column-width="1.6693in"/>
    </style:style>
    <style:style style:name="co17" style:family="table-column">
      <style:table-column-properties fo:break-before="auto" style:column-width="1.7839in"/>
    </style:style>
    <style:style style:name="co18" style:family="table-column">
      <style:table-column-properties fo:break-before="auto" style:column-width="1.9146in"/>
    </style:style>
    <style:style style:name="co19" style:family="table-column">
      <style:table-column-properties fo:break-before="auto" style:column-width="2.0063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1.3165in"/>
    </style:style>
    <style:style style:name="co22" style:family="table-column">
      <style:table-column-properties fo:break-before="auto" style:column-width="1.0256in"/>
    </style:style>
    <style:style style:name="co23" style:family="table-column">
      <style:table-column-properties fo:break-before="auto" style:column-width="1.5083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2862in"/>
    </style:style>
    <style:style style:name="co26" style:family="table-column">
      <style:table-column-properties fo:break-before="auto" style:column-width="1.5846in"/>
    </style:style>
    <style:style style:name="co27" style:family="table-column">
      <style:table-column-properties fo:break-before="auto" style:column-width="1.8071in"/>
    </style:style>
    <style:style style:name="co28" style:family="table-column">
      <style:table-column-properties fo:break-before="auto" style:column-width="1.0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2" style:family="table-cell" style:parent-style-name="Default">
      <style:table-cell-properties fo:border-bottom="0.99pt solid #000000" fo:border-left="none" fo:border-right="0.99pt solid #000000" fo:border-top="none"/>
    </style:style>
    <style:style style:name="ce4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 style:data-style-name="N0"/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0.99pt solid #000000" fo:border-left="0.99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none" fo:border-left="0.99pt solid #000000" fo:border-right="none" fo:border-top="none"/>
    </style:style>
    <style:style style:name="ce63" style:family="table-cell" style:parent-style-name="Default">
      <style:table-cell-properties fo:border-bottom="0.99pt solid #000000" fo:border-left="0.99pt solid #000000" fo:border-right="none" fo:border-top="none"/>
    </style:style>
    <style:style style:name="ce64" style:family="table-cell" style:parent-style-name="Default">
      <style:table-cell-properties fo:border-bottom="0.99pt solid #000000" fo:border-left="none" fo:border-right="0.99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order-left="none" fo:border-right="0.99pt solid #000000" fo:border-top="none"/>
    </style:style>
    <style:style style:name="ce67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99pt solid #000000" fo:border-right="0.99pt solid #000000" fo:border-top="none"/>
    </style:style>
    <style:style style:name="ce69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7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73" style:family="table-cell" style:parent-style-name="Default">
      <style:table-cell-properties fo:border-bottom="0.99pt solid #000000" style:text-align-source="fix" style:repeat-content="false" fo:border-left="0.99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2"/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se Siz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52"/>
          <table:table-cell table:style-name="ce13" office:value-type="string" calcext:value-type="string">
            <text:p>PCB Size</text:p>
          </table:table-cell>
          <table:table-cell table:style-name="ce13" office:value-type="string" calcext:value-type="string">
            <text:p>Clearance</text:p>
          </table:table-cell>
          <table:table-cell table:style-name="ce13" office:value-type="string" calcext:value-type="string">
            <text:p>Wall Strength</text:p>
          </table:table-cell>
          <table:table-cell table:style-name="ce13" office:value-type="string" calcext:value-type="string">
            <text:p>Top-Left Offset</text:p>
          </table:table-cell>
          <table:table-cell table:style-name="ce13" office:value-type="string" calcext:value-type="string">
            <text:p>Total Outer Dimension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float" office:value="304" calcext:value-type="float">
            <text:p>30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[.C2]+[.D2]" office:value-type="float" office:value="5" calcext:value-type="float">
            <text:p>5</text:p>
          </table:table-cell>
          <table:table-cell table:style-name="ce11" table:formula="of:=[.B2]+[.C2]*2+[.D2]*2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ce10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[.C3]+[.D3]" office:value-type="float" office:value="5" calcext:value-type="float">
            <text:p>5</text:p>
          </table:table-cell>
          <table:table-cell table:style-name="ce11" table:formula="of:=[.B3]+[.C3]*2+[.D3]*2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formula="of:=[.B11]" office:value-type="float" office:value="9.81" calcext:value-type="float">
            <text:p>9.8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SUM([.B4:.D4])&amp;&quot; ≈ &quot;&amp;ROUNDUP(SUM([.B4:.D4]))" office:value-type="string" office:string-value="12.31 ≈ 13" calcext:value-type="string">
            <text:p>12.31 ≈ 13</text:p>
          </table:table-cell>
          <table:table-cell table:style-name="ce1" office:value-type="string" calcext:value-type="string">
            <text:p>&gt;&gt; 13.5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52"/>
          <table:table-cell table:style-name="ce13" office:value-type="string" calcext:value-type="string">
            <text:p>PCB Size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← thickness of the PCB itse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-C Port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← thickest component on the back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← thickest component on the frontsid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4" table:formula="of:=SUM([.B8:.B10])" office:value-type="float" office:value="9.81" calcext:value-type="float">
            <text:p>9.81</text:p>
          </table:table-cell>
          <table:table-cell table:number-columns-repeated="5"/>
        </table:table-row>
      </table:table>
      <table:table table:name="Hole Positions" table:style-name="ta1">
        <table:table-column table:style-name="co7" table:default-cell-style-name="ce62"/>
        <table:table-column table:style-name="co8" table:default-cell-style-name="ce66"/>
        <table:table-column table:style-name="co9" table:default-cell-style-name="ce68"/>
        <table:table-column table:style-name="co10" table:default-cell-style-name="ce62"/>
        <table:table-column table:style-name="co11" table:default-cell-style-name="ce71"/>
        <table:table-column table:style-name="co12" table:default-cell-style-name="ce74"/>
        <table:table-column table:style-name="co13" table:default-cell-style-name="ce66"/>
        <table:table-row table:style-name="ro1">
          <table:table-cell table:style-name="ce60" office:value-type="string" calcext:value-type="string">
            <text:p>Hole Positions X kicad</text:p>
          </table:table-cell>
          <table:table-cell table:style-name="ce64" office:value-type="string" calcext:value-type="string">
            <text:p>Hole Positions Y kicad</text:p>
          </table:table-cell>
          <table:table-cell table:style-name="ce67" office:value-type="string" calcext:value-type="string">
            <text:p>Hole Positions Absolute X</text:p>
          </table:table-cell>
          <table:table-cell table:style-name="ce60" office:value-type="string" calcext:value-type="string">
            <text:p>Hole Positions Absolute Y</text:p>
          </table:table-cell>
          <table:table-cell table:style-name="ce64" office:value-type="string" calcext:value-type="string">
            <text:p>Hole Positions X,Y librecad</text:p>
          </table:table-cell>
          <table:table-cell table:style-name="ce73" office:value-type="string" calcext:value-type="string">
            <text:p>Hole Positions Case X</text:p>
          </table:table-cell>
          <table:table-cell table:style-name="ce64" office:value-type="string" calcext:value-type="string">
            <text:p>Hole Positions Case Y</text:p>
          </table:table-cell>
        </table:table-row>
        <table:table-row table:style-name="ro1">
          <table:table-cell table:style-name="ce61" office:value-type="float" office:value="46" calcext:value-type="float">
            <text:p>46</text:p>
          </table:table-cell>
          <table:table-cell table:style-name="ce65" office:value-type="float" office:value="39.4" calcext:value-type="float">
            <text:p>39.4</text:p>
          </table:table-cell>
          <table:table-cell table:formula="of:=[.A2]-20.4" office:value-type="float" office:value="25.6" calcext:value-type="float">
            <text:p>25.6</text:p>
          </table:table-cell>
          <table:table-cell table:formula="of:=[.B2]-20.4" office:value-type="float" office:value="19" calcext:value-type="float">
            <text:p>19</text:p>
          </table:table-cell>
          <table:table-cell table:style-name="ce70" table:formula="of:=[.A2]-20.4&amp;&quot;,&quot;&amp;95-([.B2]-20.4)" office:value-type="string" office:string-value="25.6,76" calcext:value-type="string">
            <text:p>25.6,76</text:p>
          </table:table-cell>
          <table:table-cell table:formula="of:=[.C2]+INDIRECT(&quot;Case Size.E2&quot;)" office:value-type="float" office:value="30.6" calcext:value-type="float">
            <text:p>30.6</text:p>
          </table:table-cell>
          <table:table-cell table:formula="of:=[.D2]+INDIRECT(&quot;Case Size.E3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38.8" calcext:value-type="float">
            <text:p>38.8</text:p>
          </table:table-cell>
          <table:table-cell table:formula="of:=[.A3]-20.4" office:value-type="float" office:value="142.5" calcext:value-type="float">
            <text:p>142.5</text:p>
          </table:table-cell>
          <table:table-cell table:formula="of:=[.B3]-20.4" office:value-type="float" office:value="18.4" calcext:value-type="float">
            <text:p>18.4</text:p>
          </table:table-cell>
          <table:table-cell table:formula="of:=[.A3]-20.4&amp;&quot;,&quot;&amp;95-([.B3]-20.4)" office:value-type="string" office:string-value="142.5,76.6" calcext:value-type="string">
            <text:p>142.5,76.6</text:p>
          </table:table-cell>
          <table:table-cell table:formula="of:=[.C3]+INDIRECT(&quot;Case Size.E2&quot;)" office:value-type="float" office:value="147.5" calcext:value-type="float">
            <text:p>147.5</text:p>
          </table:table-cell>
          <table:table-cell table:formula="of:=[.D3]+INDIRECT(&quot;Case Size.E3&quot;)"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98.9" calcext:value-type="float">
            <text:p>298.9</text:p>
          </table:table-cell>
          <table:table-cell office:value-type="float" office:value="35.4" calcext:value-type="float">
            <text:p>35.4</text:p>
          </table:table-cell>
          <table:table-cell table:formula="of:=[.A4]-20.4" office:value-type="float" office:value="278.5" calcext:value-type="float">
            <text:p>278.5</text:p>
          </table:table-cell>
          <table:table-cell table:formula="of:=[.B4]-20.4" office:value-type="float" office:value="15" calcext:value-type="float">
            <text:p>15</text:p>
          </table:table-cell>
          <table:table-cell table:formula="of:=[.A4]-20.4&amp;&quot;,&quot;&amp;95-([.B4]-20.4)" office:value-type="string" office:string-value="278.5,80" calcext:value-type="string">
            <text:p>278.5,80</text:p>
          </table:table-cell>
          <table:table-cell table:formula="of:=[.C4]+INDIRECT(&quot;Case Size.E2&quot;)" office:value-type="float" office:value="283.5" calcext:value-type="float">
            <text:p>283.5</text:p>
          </table:table-cell>
          <table:table-cell table:formula="of:=[.D4]+INDIRECT(&quot;Case Size.E3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65.5" calcext:value-type="float">
            <text:p>65.5</text:p>
          </table:table-cell>
          <table:table-cell table:formula="of:=[.A5]-20.4" office:value-type="float" office:value="95" calcext:value-type="float">
            <text:p>95</text:p>
          </table:table-cell>
          <table:table-cell table:formula="of:=[.B5]-20.4" office:value-type="float" office:value="45.1" calcext:value-type="float">
            <text:p>45.1</text:p>
          </table:table-cell>
          <table:table-cell table:formula="of:=[.A5]-20.4&amp;&quot;,&quot;&amp;95-([.B5]-20.4)" office:value-type="string" office:string-value="95,49.9" calcext:value-type="string">
            <text:p>95,49.9</text:p>
          </table:table-cell>
          <table:table-cell table:formula="of:=[.C5]+INDIRECT(&quot;Case Size.E2&quot;)" office:value-type="float" office:value="100" calcext:value-type="float">
            <text:p>100</text:p>
          </table:table-cell>
          <table:table-cell table:formula="of:=[.D5]+INDIRECT(&quot;Case Size.E3&quot;)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65.5" calcext:value-type="float">
            <text:p>65.5</text:p>
          </table:table-cell>
          <table:table-cell table:formula="of:=[.A6]-20.4" office:value-type="float" office:value="228" calcext:value-type="float">
            <text:p>228</text:p>
          </table:table-cell>
          <table:table-cell table:formula="of:=[.B6]-20.4" office:value-type="float" office:value="45.1" calcext:value-type="float">
            <text:p>45.1</text:p>
          </table:table-cell>
          <table:table-cell table:formula="of:=[.A6]-20.4&amp;&quot;,&quot;&amp;95-([.B6]-20.4)" office:value-type="string" office:string-value="228,49.9" calcext:value-type="string">
            <text:p>228,49.9</text:p>
          </table:table-cell>
          <table:table-cell table:formula="of:=[.C6]+INDIRECT(&quot;Case Size.E2&quot;)" office:value-type="float" office:value="233" calcext:value-type="float">
            <text:p>233</text:p>
          </table:table-cell>
          <table:table-cell table:formula="of:=[.D6]+INDIRECT(&quot;Case Size.E3&quot;)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88.8" calcext:value-type="float">
            <text:p>88.8</text:p>
          </table:table-cell>
          <table:table-cell table:formula="of:=[.A7]-20.4" office:value-type="float" office:value="27" calcext:value-type="float">
            <text:p>27</text:p>
          </table:table-cell>
          <table:table-cell table:formula="of:=[.B7]-20.4" office:value-type="float" office:value="68.4" calcext:value-type="float">
            <text:p>68.4</text:p>
          </table:table-cell>
          <table:table-cell table:formula="of:=[.A7]-20.4&amp;&quot;,&quot;&amp;95-([.B7]-20.4)" office:value-type="string" office:string-value="27,26.6" calcext:value-type="string">
            <text:p>27,26.6</text:p>
          </table:table-cell>
          <table:table-cell table:formula="of:=[.C7]+INDIRECT(&quot;Case Size.E2&quot;)" office:value-type="float" office:value="32" calcext:value-type="float">
            <text:p>32</text:p>
          </table:table-cell>
          <table:table-cell table:formula="of:=[.D7]+INDIRECT(&quot;Case Size.E3&quot;)"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05.9" calcext:value-type="float">
            <text:p>105.9</text:p>
          </table:table-cell>
          <table:table-cell table:formula="of:=[.A8]-20.4" office:value-type="float" office:value="146" calcext:value-type="float">
            <text:p>146</text:p>
          </table:table-cell>
          <table:table-cell table:formula="of:=[.B8]-20.4" office:value-type="float" office:value="85.5" calcext:value-type="float">
            <text:p>85.5</text:p>
          </table:table-cell>
          <table:table-cell table:formula="of:=[.A8]-20.4&amp;&quot;,&quot;&amp;95-([.B8]-20.4)" office:value-type="string" office:string-value="146,9.5" calcext:value-type="string">
            <text:p>146,9.5</text:p>
          </table:table-cell>
          <table:table-cell table:formula="of:=[.C8]+INDIRECT(&quot;Case Size.E2&quot;)" office:value-type="float" office:value="151" calcext:value-type="float">
            <text:p>151</text:p>
          </table:table-cell>
          <table:table-cell table:formula="of:=[.D8]+INDIRECT(&quot;Case Size.E3&quot;)" office:value-type="float" office:value="90.5" calcext:value-type="float">
            <text:p>90.5</text:p>
          </table:table-cell>
        </table:table-row>
        <table:table-row table:style-name="ro1">
          <table:table-cell table:style-name="ce63" office:value-type="float" office:value="297" calcext:value-type="float">
            <text:p>297</text:p>
          </table:table-cell>
          <table:table-cell table:style-name="ce52" office:value-type="float" office:value="95" calcext:value-type="float">
            <text:p>95</text:p>
          </table:table-cell>
          <table:table-cell table:style-name="ce69" table:formula="of:=[.A9]-20.4" office:value-type="float" office:value="276.6" calcext:value-type="float">
            <text:p>276.6</text:p>
          </table:table-cell>
          <table:table-cell table:style-name="ce63" table:formula="of:=[.B9]-20.4" office:value-type="float" office:value="74.6" calcext:value-type="float">
            <text:p>74.6</text:p>
          </table:table-cell>
          <table:table-cell table:style-name="ce72" table:formula="of:=[.A9]-20.4&amp;&quot;,&quot;&amp;95-([.B9]-20.4)" office:value-type="string" office:string-value="276.6,20.4" calcext:value-type="string">
            <text:p>276.6,20.4</text:p>
          </table:table-cell>
          <table:table-cell table:style-name="ce75" table:formula="of:=[.C9]+INDIRECT(&quot;Case Size.E2&quot;)" office:value-type="float" office:value="281.6" calcext:value-type="float">
            <text:p>281.6</text:p>
          </table:table-cell>
          <table:table-cell table:style-name="ce52" table:formula="of:=[.D9]+INDIRECT(&quot;Case Size.E3&quot;)" office:value-type="float" office:value="79.6" calcext:value-type="float">
            <text:p>79.6</text:p>
          </table:table-cell>
        </table:table-row>
      </table:table>
      <table:table table:name="Socket Offset" table:style-name="ta1">
        <table:table-column table:style-name="co3" table:number-columns-repeated="3" table:default-cell-style-name="Default"/>
        <table:table-row table:style-name="ro1"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Potation</text:p>
          </table:table-cell>
          <table:table-cell table:style-name="ce76" office:value-type="string" calcext:value-type="string">
            <text:p>Offset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3.45" calcext:value-type="float">
            <text:p>-3.45</text:p>
          </table:table-cell>
        </table:table-row>
      </table:table>
      <table:table table:name="Switch Offset" table:style-name="ta1">
        <table:table-column table:style-name="co3" table:number-columns-repeated="3" table:default-cell-style-name="Default"/>
        <table:table-row table:style-name="ro1"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Rotation</text:p>
          </table:table-cell>
          <table:table-cell table:style-name="ce76" office:value-type="string" calcext:value-type="string">
            <text:p>Off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5.5" calcext:value-type="float">
            <text:p>5.5</text:p>
          </table:table-cell>
        </table:table-row>
      </table:table>
      <table:table table:name="Keycap Sizes" table:style-name="ta1">
        <table:table-column table:style-name="co14" table:default-cell-style-name="ce78"/>
        <table:table-column table:style-name="co15" table:default-cell-style-name="ce7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7" office:value-type="string" calcext:value-type="string">
            <text:p>Keycap Unit Size x</text:p>
          </table:table-cell>
          <table:table-cell table:style-name="ce77" office:value-type="string" calcext:value-type="string">
            <text:p>Keycap Absolute Size x (mm)</text:p>
          </table:table-cell>
          <table:table-cell table:style-name="ce76" office:value-type="string" calcext:value-type="string">
            <text:p>Top Left Corner (mm)</text:p>
          </table:table-cell>
          <table:table-cell table:style-name="ce76" office:value-type="string" calcext:value-type="string">
            <text:p>Top Right Corner (mm)</text:p>
          </table:table-cell>
          <table:table-cell table:style-name="ce76" office:value-type="string" calcext:value-type="string">
            <text:p>Bottom Left Corner (mm)</text:p>
          </table:table-cell>
          <table:table-cell table:style-name="ce76" office:value-type="string" calcext:value-type="string">
            <text:p>Bottom Right Corner (mm)</text:p>
          </table:table-cell>
        </table:table-row>
        <table:table-row table:style-name="ro1">
          <table:table-cell office:value-type="float" office:value="1" calcext:value-type="float">
            <text:p>1.00U</text:p>
          </table:table-cell>
          <table:table-cell table:formula="of:=[.A2]*19" office:value-type="float" office:value="19" calcext:value-type="float">
            <text:p>19.00</text:p>
          </table:table-cell>
          <table:table-cell table:style-name="ce80" table:formula="of:=&quot;(&quot;&amp;-[.B2]/2&amp;&quot;, &quot;&amp;-19/2&amp;&quot;)&quot;" office:value-type="string" office:string-value="(-9.5, -9.5)" calcext:value-type="string">
            <text:p>(-9.5, -9.5)</text:p>
          </table:table-cell>
          <table:table-cell table:formula="of:=&quot;(&quot;&amp;[.B2]/2&amp;&quot;, &quot;&amp;-19/2&amp;&quot;)&quot;" office:value-type="string" office:string-value="(9.5, -9.5)" calcext:value-type="string">
            <text:p>(9.5, -9.5)</text:p>
          </table:table-cell>
          <table:table-cell table:formula="of:=&quot;(&quot;&amp;-[.B2]/2&amp;&quot;, &quot;&amp;19/2&amp;&quot;)&quot;" office:value-type="string" office:string-value="(-9.5, 9.5)" calcext:value-type="string">
            <text:p>(-9.5, 9.5)</text:p>
          </table:table-cell>
          <table:table-cell table:formula="of:=&quot;(&quot;&amp;[.B2]/2&amp;&quot;, &quot;&amp;19/2&amp;&quot;)&quot;" office:value-type="string" office:string-value="(9.5, 9.5)" calcext:value-type="string">
            <text:p>(9.5, 9.5)</text:p>
          </table:table-cell>
        </table:table-row>
        <table:table-row table:style-name="ro1">
          <table:table-cell office:value-type="float" office:value="1.25" calcext:value-type="float">
            <text:p>1.25U</text:p>
          </table:table-cell>
          <table:table-cell table:formula="of:=[.A3]*19" office:value-type="float" office:value="23.75" calcext:value-type="float">
            <text:p>23.75</text:p>
          </table:table-cell>
          <table:table-cell table:formula="of:=&quot;(&quot;&amp;-[.B3]/2&amp;&quot;, &quot;&amp;-19/2&amp;&quot;)&quot;" office:value-type="string" office:string-value="(-11.875, -9.5)" calcext:value-type="string">
            <text:p>(-11.875, -9.5)</text:p>
          </table:table-cell>
          <table:table-cell table:formula="of:=&quot;(&quot;&amp;[.B3]/2&amp;&quot;, &quot;&amp;-19/2&amp;&quot;)&quot;" office:value-type="string" office:string-value="(11.875, -9.5)" calcext:value-type="string">
            <text:p>(11.875, -9.5)</text:p>
          </table:table-cell>
          <table:table-cell table:formula="of:=&quot;(&quot;&amp;-[.B3]/2&amp;&quot;, &quot;&amp;19/2&amp;&quot;)&quot;" office:value-type="string" office:string-value="(-11.875, 9.5)" calcext:value-type="string">
            <text:p>(-11.875, 9.5)</text:p>
          </table:table-cell>
          <table:table-cell table:formula="of:=&quot;(&quot;&amp;[.B3]/2&amp;&quot;, &quot;&amp;19/2&amp;&quot;)&quot;" office:value-type="string" office:string-value="(11.875, 9.5)" calcext:value-type="string">
            <text:p>(11.875, 9.5)</text:p>
          </table:table-cell>
        </table:table-row>
        <table:table-row table:style-name="ro1">
          <table:table-cell office:value-type="float" office:value="1.5" calcext:value-type="float">
            <text:p>1.50U</text:p>
          </table:table-cell>
          <table:table-cell table:formula="of:=[.A4]*19" office:value-type="float" office:value="28.5" calcext:value-type="float">
            <text:p>28.50</text:p>
          </table:table-cell>
          <table:table-cell table:formula="of:=&quot;(&quot;&amp;-[.B4]/2&amp;&quot;, &quot;&amp;-19/2&amp;&quot;)&quot;" office:value-type="string" office:string-value="(-14.25, -9.5)" calcext:value-type="string">
            <text:p>(-14.25, -9.5)</text:p>
          </table:table-cell>
          <table:table-cell table:formula="of:=&quot;(&quot;&amp;[.B4]/2&amp;&quot;, &quot;&amp;-19/2&amp;&quot;)&quot;" office:value-type="string" office:string-value="(14.25, -9.5)" calcext:value-type="string">
            <text:p>(14.25, -9.5)</text:p>
          </table:table-cell>
          <table:table-cell table:formula="of:=&quot;(&quot;&amp;-[.B4]/2&amp;&quot;, &quot;&amp;19/2&amp;&quot;)&quot;" office:value-type="string" office:string-value="(-14.25, 9.5)" calcext:value-type="string">
            <text:p>(-14.25, 9.5)</text:p>
          </table:table-cell>
          <table:table-cell table:formula="of:=&quot;(&quot;&amp;[.B4]/2&amp;&quot;, &quot;&amp;19/2&amp;&quot;)&quot;" office:value-type="string" office:string-value="(14.25, 9.5)" calcext:value-type="string">
            <text:p>(14.25, 9.5)</text:p>
          </table:table-cell>
        </table:table-row>
        <table:table-row table:style-name="ro1">
          <table:table-cell office:value-type="float" office:value="1.75" calcext:value-type="float">
            <text:p>1.75U</text:p>
          </table:table-cell>
          <table:table-cell table:formula="of:=[.A5]*19" office:value-type="float" office:value="33.25" calcext:value-type="float">
            <text:p>33.25</text:p>
          </table:table-cell>
          <table:table-cell table:formula="of:=&quot;(&quot;&amp;-[.B5]/2&amp;&quot;, &quot;&amp;-19/2&amp;&quot;)&quot;" office:value-type="string" office:string-value="(-16.625, -9.5)" calcext:value-type="string">
            <text:p>(-16.625, -9.5)</text:p>
          </table:table-cell>
          <table:table-cell table:formula="of:=&quot;(&quot;&amp;[.B5]/2&amp;&quot;, &quot;&amp;-19/2&amp;&quot;)&quot;" office:value-type="string" office:string-value="(16.625, -9.5)" calcext:value-type="string">
            <text:p>(16.625, -9.5)</text:p>
          </table:table-cell>
          <table:table-cell table:formula="of:=&quot;(&quot;&amp;-[.B5]/2&amp;&quot;, &quot;&amp;19/2&amp;&quot;)&quot;" office:value-type="string" office:string-value="(-16.625, 9.5)" calcext:value-type="string">
            <text:p>(-16.625, 9.5)</text:p>
          </table:table-cell>
          <table:table-cell table:formula="of:=&quot;(&quot;&amp;[.B5]/2&amp;&quot;, &quot;&amp;19/2&amp;&quot;)&quot;" office:value-type="string" office:string-value="(16.625, 9.5)" calcext:value-type="string">
            <text:p>(16.625, 9.5)</text:p>
          </table:table-cell>
        </table:table-row>
        <table:table-row table:style-name="ro1">
          <table:table-cell office:value-type="float" office:value="2" calcext:value-type="float">
            <text:p>2.00U</text:p>
          </table:table-cell>
          <table:table-cell table:formula="of:=[.A6]*19" office:value-type="float" office:value="38" calcext:value-type="float">
            <text:p>38.00</text:p>
          </table:table-cell>
          <table:table-cell table:formula="of:=&quot;(&quot;&amp;-[.B6]/2&amp;&quot;, &quot;&amp;-19/2&amp;&quot;)&quot;" office:value-type="string" office:string-value="(-19, -9.5)" calcext:value-type="string">
            <text:p>(-19, -9.5)</text:p>
          </table:table-cell>
          <table:table-cell table:formula="of:=&quot;(&quot;&amp;[.B6]/2&amp;&quot;, &quot;&amp;-19/2&amp;&quot;)&quot;" office:value-type="string" office:string-value="(19, -9.5)" calcext:value-type="string">
            <text:p>(19, -9.5)</text:p>
          </table:table-cell>
          <table:table-cell table:formula="of:=&quot;(&quot;&amp;-[.B6]/2&amp;&quot;, &quot;&amp;19/2&amp;&quot;)&quot;" office:value-type="string" office:string-value="(-19, 9.5)" calcext:value-type="string">
            <text:p>(-19, 9.5)</text:p>
          </table:table-cell>
          <table:table-cell table:formula="of:=&quot;(&quot;&amp;[.B6]/2&amp;&quot;, &quot;&amp;19/2&amp;&quot;)&quot;" office:value-type="string" office:string-value="(19, 9.5)" calcext:value-type="string">
            <text:p>(19, 9.5)</text:p>
          </table:table-cell>
        </table:table-row>
        <table:table-row table:style-name="ro1">
          <table:table-cell office:value-type="float" office:value="2.25" calcext:value-type="float">
            <text:p>2.25U</text:p>
          </table:table-cell>
          <table:table-cell table:formula="of:=[.A7]*19" office:value-type="float" office:value="42.75" calcext:value-type="float">
            <text:p>42.75</text:p>
          </table:table-cell>
          <table:table-cell table:formula="of:=&quot;(&quot;&amp;-[.B7]/2&amp;&quot;, &quot;&amp;-19/2&amp;&quot;)&quot;" office:value-type="string" office:string-value="(-21.375, -9.5)" calcext:value-type="string">
            <text:p>(-21.375, -9.5)</text:p>
          </table:table-cell>
          <table:table-cell table:formula="of:=&quot;(&quot;&amp;[.B7]/2&amp;&quot;, &quot;&amp;-19/2&amp;&quot;)&quot;" office:value-type="string" office:string-value="(21.375, -9.5)" calcext:value-type="string">
            <text:p>(21.375, -9.5)</text:p>
          </table:table-cell>
          <table:table-cell table:formula="of:=&quot;(&quot;&amp;-[.B7]/2&amp;&quot;, &quot;&amp;19/2&amp;&quot;)&quot;" office:value-type="string" office:string-value="(-21.375, 9.5)" calcext:value-type="string">
            <text:p>(-21.375, 9.5)</text:p>
          </table:table-cell>
          <table:table-cell table:formula="of:=&quot;(&quot;&amp;[.B7]/2&amp;&quot;, &quot;&amp;19/2&amp;&quot;)&quot;" office:value-type="string" office:string-value="(21.375, 9.5)" calcext:value-type="string">
            <text:p>(21.375, 9.5)</text:p>
          </table:table-cell>
        </table:table-row>
        <table:table-row table:style-name="ro1">
          <table:table-cell office:value-type="float" office:value="2.5" calcext:value-type="float">
            <text:p>2.50U</text:p>
          </table:table-cell>
          <table:table-cell table:formula="of:=[.A8]*19" office:value-type="float" office:value="47.5" calcext:value-type="float">
            <text:p>47.50</text:p>
          </table:table-cell>
          <table:table-cell table:formula="of:=&quot;(&quot;&amp;-[.B8]/2&amp;&quot;, &quot;&amp;-19/2&amp;&quot;)&quot;" office:value-type="string" office:string-value="(-23.75, -9.5)" calcext:value-type="string">
            <text:p>(-23.75, -9.5)</text:p>
          </table:table-cell>
          <table:table-cell table:formula="of:=&quot;(&quot;&amp;[.B8]/2&amp;&quot;, &quot;&amp;-19/2&amp;&quot;)&quot;" office:value-type="string" office:string-value="(23.75, -9.5)" calcext:value-type="string">
            <text:p>(23.75, -9.5)</text:p>
          </table:table-cell>
          <table:table-cell table:formula="of:=&quot;(&quot;&amp;-[.B8]/2&amp;&quot;, &quot;&amp;19/2&amp;&quot;)&quot;" office:value-type="string" office:string-value="(-23.75, 9.5)" calcext:value-type="string">
            <text:p>(-23.75, 9.5)</text:p>
          </table:table-cell>
          <table:table-cell table:formula="of:=&quot;(&quot;&amp;[.B8]/2&amp;&quot;, &quot;&amp;19/2&amp;&quot;)&quot;" office:value-type="string" office:string-value="(23.75, 9.5)" calcext:value-type="string">
            <text:p>(23.75, 9.5)</text:p>
          </table:table-cell>
        </table:table-row>
        <table:table-row table:style-name="ro1">
          <table:table-cell office:value-type="float" office:value="2.75" calcext:value-type="float">
            <text:p>2.75U</text:p>
          </table:table-cell>
          <table:table-cell table:formula="of:=[.A9]*19" office:value-type="float" office:value="52.25" calcext:value-type="float">
            <text:p>52.25</text:p>
          </table:table-cell>
          <table:table-cell table:formula="of:=&quot;(&quot;&amp;-[.B9]/2&amp;&quot;, &quot;&amp;-19/2&amp;&quot;)&quot;" office:value-type="string" office:string-value="(-26.125, -9.5)" calcext:value-type="string">
            <text:p>(-26.125, -9.5)</text:p>
          </table:table-cell>
          <table:table-cell table:formula="of:=&quot;(&quot;&amp;[.B9]/2&amp;&quot;, &quot;&amp;-19/2&amp;&quot;)&quot;" office:value-type="string" office:string-value="(26.125, -9.5)" calcext:value-type="string">
            <text:p>(26.125, -9.5)</text:p>
          </table:table-cell>
          <table:table-cell table:formula="of:=&quot;(&quot;&amp;-[.B9]/2&amp;&quot;, &quot;&amp;19/2&amp;&quot;)&quot;" office:value-type="string" office:string-value="(-26.125, 9.5)" calcext:value-type="string">
            <text:p>(-26.125, 9.5)</text:p>
          </table:table-cell>
          <table:table-cell table:formula="of:=&quot;(&quot;&amp;[.B9]/2&amp;&quot;, &quot;&amp;19/2&amp;&quot;)&quot;" office:value-type="string" office:string-value="(26.125, 9.5)" calcext:value-type="string">
            <text:p>(26.125, 9.5)</text:p>
          </table:table-cell>
        </table:table-row>
        <table:table-row table:style-name="ro1">
          <table:table-cell office:value-type="float" office:value="3" calcext:value-type="float">
            <text:p>3.00U</text:p>
          </table:table-cell>
          <table:table-cell table:formula="of:=[.A10]*19" office:value-type="float" office:value="57" calcext:value-type="float">
            <text:p>57.00</text:p>
          </table:table-cell>
          <table:table-cell table:formula="of:=&quot;(&quot;&amp;-[.B10]/2&amp;&quot;, &quot;&amp;-19/2&amp;&quot;)&quot;" office:value-type="string" office:string-value="(-28.5, -9.5)" calcext:value-type="string">
            <text:p>(-28.5, -9.5)</text:p>
          </table:table-cell>
          <table:table-cell table:formula="of:=&quot;(&quot;&amp;[.B10]/2&amp;&quot;, &quot;&amp;-19/2&amp;&quot;)&quot;" office:value-type="string" office:string-value="(28.5, -9.5)" calcext:value-type="string">
            <text:p>(28.5, -9.5)</text:p>
          </table:table-cell>
          <table:table-cell table:formula="of:=&quot;(&quot;&amp;-[.B10]/2&amp;&quot;, &quot;&amp;19/2&amp;&quot;)&quot;" office:value-type="string" office:string-value="(-28.5, 9.5)" calcext:value-type="string">
            <text:p>(-28.5, 9.5)</text:p>
          </table:table-cell>
          <table:table-cell table:formula="of:=&quot;(&quot;&amp;[.B10]/2&amp;&quot;, &quot;&amp;19/2&amp;&quot;)&quot;" office:value-type="string" office:string-value="(28.5, 9.5)" calcext:value-type="string">
            <text:p>(28.5, 9.5)</text:p>
          </table:table-cell>
        </table:table-row>
        <table:table-row table:style-name="ro1">
          <table:table-cell office:value-type="float" office:value="3.25" calcext:value-type="float">
            <text:p>3.25U</text:p>
          </table:table-cell>
          <table:table-cell table:formula="of:=[.A11]*19" office:value-type="float" office:value="61.75" calcext:value-type="float">
            <text:p>61.75</text:p>
          </table:table-cell>
          <table:table-cell table:formula="of:=&quot;(&quot;&amp;-[.B11]/2&amp;&quot;, &quot;&amp;-19/2&amp;&quot;)&quot;" office:value-type="string" office:string-value="(-30.875, -9.5)" calcext:value-type="string">
            <text:p>(-30.875, -9.5)</text:p>
          </table:table-cell>
          <table:table-cell table:formula="of:=&quot;(&quot;&amp;[.B11]/2&amp;&quot;, &quot;&amp;-19/2&amp;&quot;)&quot;" office:value-type="string" office:string-value="(30.875, -9.5)" calcext:value-type="string">
            <text:p>(30.875, -9.5)</text:p>
          </table:table-cell>
          <table:table-cell table:formula="of:=&quot;(&quot;&amp;-[.B11]/2&amp;&quot;, &quot;&amp;19/2&amp;&quot;)&quot;" office:value-type="string" office:string-value="(-30.875, 9.5)" calcext:value-type="string">
            <text:p>(-30.875, 9.5)</text:p>
          </table:table-cell>
          <table:table-cell table:formula="of:=&quot;(&quot;&amp;[.B11]/2&amp;&quot;, &quot;&amp;19/2&amp;&quot;)&quot;" office:value-type="string" office:string-value="(30.875, 9.5)" calcext:value-type="string">
            <text:p>(30.875, 9.5)</text:p>
          </table:table-cell>
        </table:table-row>
        <table:table-row table:style-name="ro1">
          <table:table-cell office:value-type="float" office:value="3.5" calcext:value-type="float">
            <text:p>3.50U</text:p>
          </table:table-cell>
          <table:table-cell table:formula="of:=[.A12]*19" office:value-type="float" office:value="66.5" calcext:value-type="float">
            <text:p>66.50</text:p>
          </table:table-cell>
          <table:table-cell table:formula="of:=&quot;(&quot;&amp;-[.B12]/2&amp;&quot;, &quot;&amp;-19/2&amp;&quot;)&quot;" office:value-type="string" office:string-value="(-33.25, -9.5)" calcext:value-type="string">
            <text:p>(-33.25, -9.5)</text:p>
          </table:table-cell>
          <table:table-cell table:formula="of:=&quot;(&quot;&amp;[.B12]/2&amp;&quot;, &quot;&amp;-19/2&amp;&quot;)&quot;" office:value-type="string" office:string-value="(33.25, -9.5)" calcext:value-type="string">
            <text:p>(33.25, -9.5)</text:p>
          </table:table-cell>
          <table:table-cell table:formula="of:=&quot;(&quot;&amp;-[.B12]/2&amp;&quot;, &quot;&amp;19/2&amp;&quot;)&quot;" office:value-type="string" office:string-value="(-33.25, 9.5)" calcext:value-type="string">
            <text:p>(-33.25, 9.5)</text:p>
          </table:table-cell>
          <table:table-cell table:formula="of:=&quot;(&quot;&amp;[.B12]/2&amp;&quot;, &quot;&amp;19/2&amp;&quot;)&quot;" office:value-type="string" office:string-value="(33.25, 9.5)" calcext:value-type="string">
            <text:p>(33.25, 9.5)</text:p>
          </table:table-cell>
        </table:table-row>
        <table:table-row table:style-name="ro1">
          <table:table-cell office:value-type="float" office:value="3.75" calcext:value-type="float">
            <text:p>3.75U</text:p>
          </table:table-cell>
          <table:table-cell table:formula="of:=[.A13]*19" office:value-type="float" office:value="71.25" calcext:value-type="float">
            <text:p>71.25</text:p>
          </table:table-cell>
          <table:table-cell table:formula="of:=&quot;(&quot;&amp;-[.B13]/2&amp;&quot;, &quot;&amp;-19/2&amp;&quot;)&quot;" office:value-type="string" office:string-value="(-35.625, -9.5)" calcext:value-type="string">
            <text:p>(-35.625, -9.5)</text:p>
          </table:table-cell>
          <table:table-cell table:formula="of:=&quot;(&quot;&amp;[.B13]/2&amp;&quot;, &quot;&amp;-19/2&amp;&quot;)&quot;" office:value-type="string" office:string-value="(35.625, -9.5)" calcext:value-type="string">
            <text:p>(35.625, -9.5)</text:p>
          </table:table-cell>
          <table:table-cell table:formula="of:=&quot;(&quot;&amp;-[.B13]/2&amp;&quot;, &quot;&amp;19/2&amp;&quot;)&quot;" office:value-type="string" office:string-value="(-35.625, 9.5)" calcext:value-type="string">
            <text:p>(-35.625, 9.5)</text:p>
          </table:table-cell>
          <table:table-cell table:formula="of:=&quot;(&quot;&amp;[.B13]/2&amp;&quot;, &quot;&amp;19/2&amp;&quot;)&quot;" office:value-type="string" office:string-value="(35.625, 9.5)" calcext:value-type="string">
            <text:p>(35.625, 9.5)</text:p>
          </table:table-cell>
        </table:table-row>
        <table:table-row table:style-name="ro1">
          <table:table-cell office:value-type="float" office:value="4" calcext:value-type="float">
            <text:p>4.00U</text:p>
          </table:table-cell>
          <table:table-cell table:formula="of:=[.A14]*19" office:value-type="float" office:value="76" calcext:value-type="float">
            <text:p>76.00</text:p>
          </table:table-cell>
          <table:table-cell table:formula="of:=&quot;(&quot;&amp;-[.B14]/2&amp;&quot;, &quot;&amp;-19/2&amp;&quot;)&quot;" office:value-type="string" office:string-value="(-38, -9.5)" calcext:value-type="string">
            <text:p>(-38, -9.5)</text:p>
          </table:table-cell>
          <table:table-cell table:formula="of:=&quot;(&quot;&amp;[.B14]/2&amp;&quot;, &quot;&amp;-19/2&amp;&quot;)&quot;" office:value-type="string" office:string-value="(38, -9.5)" calcext:value-type="string">
            <text:p>(38, -9.5)</text:p>
          </table:table-cell>
          <table:table-cell table:formula="of:=&quot;(&quot;&amp;-[.B14]/2&amp;&quot;, &quot;&amp;19/2&amp;&quot;)&quot;" office:value-type="string" office:string-value="(-38, 9.5)" calcext:value-type="string">
            <text:p>(-38, 9.5)</text:p>
          </table:table-cell>
          <table:table-cell table:formula="of:=&quot;(&quot;&amp;[.B14]/2&amp;&quot;, &quot;&amp;19/2&amp;&quot;)&quot;" office:value-type="string" office:string-value="(38, 9.5)" calcext:value-type="string">
            <text:p>(38, 9.5)</text:p>
          </table:table-cell>
        </table:table-row>
        <table:table-row table:style-name="ro1">
          <table:table-cell office:value-type="float" office:value="4.25" calcext:value-type="float">
            <text:p>4.25U</text:p>
          </table:table-cell>
          <table:table-cell table:formula="of:=[.A15]*19" office:value-type="float" office:value="80.75" calcext:value-type="float">
            <text:p>80.75</text:p>
          </table:table-cell>
          <table:table-cell table:formula="of:=&quot;(&quot;&amp;-[.B15]/2&amp;&quot;, &quot;&amp;-19/2&amp;&quot;)&quot;" office:value-type="string" office:string-value="(-40.375, -9.5)" calcext:value-type="string">
            <text:p>(-40.375, -9.5)</text:p>
          </table:table-cell>
          <table:table-cell table:formula="of:=&quot;(&quot;&amp;[.B15]/2&amp;&quot;, &quot;&amp;-19/2&amp;&quot;)&quot;" office:value-type="string" office:string-value="(40.375, -9.5)" calcext:value-type="string">
            <text:p>(40.375, -9.5)</text:p>
          </table:table-cell>
          <table:table-cell table:formula="of:=&quot;(&quot;&amp;-[.B15]/2&amp;&quot;, &quot;&amp;19/2&amp;&quot;)&quot;" office:value-type="string" office:string-value="(-40.375, 9.5)" calcext:value-type="string">
            <text:p>(-40.375, 9.5)</text:p>
          </table:table-cell>
          <table:table-cell table:formula="of:=&quot;(&quot;&amp;[.B15]/2&amp;&quot;, &quot;&amp;19/2&amp;&quot;)&quot;" office:value-type="string" office:string-value="(40.375, 9.5)" calcext:value-type="string">
            <text:p>(40.375, 9.5)</text:p>
          </table:table-cell>
        </table:table-row>
        <table:table-row table:style-name="ro1">
          <table:table-cell office:value-type="float" office:value="4.5" calcext:value-type="float">
            <text:p>4.50U</text:p>
          </table:table-cell>
          <table:table-cell table:formula="of:=[.A16]*19" office:value-type="float" office:value="85.5" calcext:value-type="float">
            <text:p>85.50</text:p>
          </table:table-cell>
          <table:table-cell table:formula="of:=&quot;(&quot;&amp;-[.B16]/2&amp;&quot;, &quot;&amp;-19/2&amp;&quot;)&quot;" office:value-type="string" office:string-value="(-42.75, -9.5)" calcext:value-type="string">
            <text:p>(-42.75, -9.5)</text:p>
          </table:table-cell>
          <table:table-cell table:formula="of:=&quot;(&quot;&amp;[.B16]/2&amp;&quot;, &quot;&amp;-19/2&amp;&quot;)&quot;" office:value-type="string" office:string-value="(42.75, -9.5)" calcext:value-type="string">
            <text:p>(42.75, -9.5)</text:p>
          </table:table-cell>
          <table:table-cell table:formula="of:=&quot;(&quot;&amp;-[.B16]/2&amp;&quot;, &quot;&amp;19/2&amp;&quot;)&quot;" office:value-type="string" office:string-value="(-42.75, 9.5)" calcext:value-type="string">
            <text:p>(-42.75, 9.5)</text:p>
          </table:table-cell>
          <table:table-cell table:formula="of:=&quot;(&quot;&amp;[.B16]/2&amp;&quot;, &quot;&amp;19/2&amp;&quot;)&quot;" office:value-type="string" office:string-value="(42.75, 9.5)" calcext:value-type="string">
            <text:p>(42.75, 9.5)</text:p>
          </table:table-cell>
        </table:table-row>
        <table:table-row table:style-name="ro1">
          <table:table-cell office:value-type="float" office:value="4.75" calcext:value-type="float">
            <text:p>4.75U</text:p>
          </table:table-cell>
          <table:table-cell table:formula="of:=[.A17]*19" office:value-type="float" office:value="90.25" calcext:value-type="float">
            <text:p>90.25</text:p>
          </table:table-cell>
          <table:table-cell table:formula="of:=&quot;(&quot;&amp;-[.B17]/2&amp;&quot;, &quot;&amp;-19/2&amp;&quot;)&quot;" office:value-type="string" office:string-value="(-45.125, -9.5)" calcext:value-type="string">
            <text:p>(-45.125, -9.5)</text:p>
          </table:table-cell>
          <table:table-cell table:formula="of:=&quot;(&quot;&amp;[.B17]/2&amp;&quot;, &quot;&amp;-19/2&amp;&quot;)&quot;" office:value-type="string" office:string-value="(45.125, -9.5)" calcext:value-type="string">
            <text:p>(45.125, -9.5)</text:p>
          </table:table-cell>
          <table:table-cell table:formula="of:=&quot;(&quot;&amp;-[.B17]/2&amp;&quot;, &quot;&amp;19/2&amp;&quot;)&quot;" office:value-type="string" office:string-value="(-45.125, 9.5)" calcext:value-type="string">
            <text:p>(-45.125, 9.5)</text:p>
          </table:table-cell>
          <table:table-cell table:formula="of:=&quot;(&quot;&amp;[.B17]/2&amp;&quot;, &quot;&amp;19/2&amp;&quot;)&quot;" office:value-type="string" office:string-value="(45.125, 9.5)" calcext:value-type="string">
            <text:p>(45.125, 9.5)</text:p>
          </table:table-cell>
        </table:table-row>
        <table:table-row table:style-name="ro1">
          <table:table-cell office:value-type="float" office:value="5" calcext:value-type="float">
            <text:p>5.00U</text:p>
          </table:table-cell>
          <table:table-cell table:formula="of:=[.A18]*19" office:value-type="float" office:value="95" calcext:value-type="float">
            <text:p>95.00</text:p>
          </table:table-cell>
          <table:table-cell table:formula="of:=&quot;(&quot;&amp;-[.B18]/2&amp;&quot;, &quot;&amp;-19/2&amp;&quot;)&quot;" office:value-type="string" office:string-value="(-47.5, -9.5)" calcext:value-type="string">
            <text:p>(-47.5, -9.5)</text:p>
          </table:table-cell>
          <table:table-cell table:formula="of:=&quot;(&quot;&amp;[.B18]/2&amp;&quot;, &quot;&amp;-19/2&amp;&quot;)&quot;" office:value-type="string" office:string-value="(47.5, -9.5)" calcext:value-type="string">
            <text:p>(47.5, -9.5)</text:p>
          </table:table-cell>
          <table:table-cell table:formula="of:=&quot;(&quot;&amp;-[.B18]/2&amp;&quot;, &quot;&amp;19/2&amp;&quot;)&quot;" office:value-type="string" office:string-value="(-47.5, 9.5)" calcext:value-type="string">
            <text:p>(-47.5, 9.5)</text:p>
          </table:table-cell>
          <table:table-cell table:formula="of:=&quot;(&quot;&amp;[.B18]/2&amp;&quot;, &quot;&amp;19/2&amp;&quot;)&quot;" office:value-type="string" office:string-value="(47.5, 9.5)" calcext:value-type="string">
            <text:p>(47.5, 9.5)</text:p>
          </table:table-cell>
        </table:table-row>
        <table:table-row table:style-name="ro1">
          <table:table-cell office:value-type="float" office:value="5.25" calcext:value-type="float">
            <text:p>5.25U</text:p>
          </table:table-cell>
          <table:table-cell table:formula="of:=[.A19]*19" office:value-type="float" office:value="99.75" calcext:value-type="float">
            <text:p>99.75</text:p>
          </table:table-cell>
          <table:table-cell table:formula="of:=&quot;(&quot;&amp;-[.B19]/2&amp;&quot;, &quot;&amp;-19/2&amp;&quot;)&quot;" office:value-type="string" office:string-value="(-49.875, -9.5)" calcext:value-type="string">
            <text:p>(-49.875, -9.5)</text:p>
          </table:table-cell>
          <table:table-cell table:formula="of:=&quot;(&quot;&amp;[.B19]/2&amp;&quot;, &quot;&amp;-19/2&amp;&quot;)&quot;" office:value-type="string" office:string-value="(49.875, -9.5)" calcext:value-type="string">
            <text:p>(49.875, -9.5)</text:p>
          </table:table-cell>
          <table:table-cell table:formula="of:=&quot;(&quot;&amp;-[.B19]/2&amp;&quot;, &quot;&amp;19/2&amp;&quot;)&quot;" office:value-type="string" office:string-value="(-49.875, 9.5)" calcext:value-type="string">
            <text:p>(-49.875, 9.5)</text:p>
          </table:table-cell>
          <table:table-cell table:formula="of:=&quot;(&quot;&amp;[.B19]/2&amp;&quot;, &quot;&amp;19/2&amp;&quot;)&quot;" office:value-type="string" office:string-value="(49.875, 9.5)" calcext:value-type="string">
            <text:p>(49.875, 9.5)</text:p>
          </table:table-cell>
        </table:table-row>
        <table:table-row table:style-name="ro1">
          <table:table-cell office:value-type="float" office:value="5.5" calcext:value-type="float">
            <text:p>5.50U</text:p>
          </table:table-cell>
          <table:table-cell table:formula="of:=[.A20]*19" office:value-type="float" office:value="104.5" calcext:value-type="float">
            <text:p>104.50</text:p>
          </table:table-cell>
          <table:table-cell table:formula="of:=&quot;(&quot;&amp;-[.B20]/2&amp;&quot;, &quot;&amp;-19/2&amp;&quot;)&quot;" office:value-type="string" office:string-value="(-52.25, -9.5)" calcext:value-type="string">
            <text:p>(-52.25, -9.5)</text:p>
          </table:table-cell>
          <table:table-cell table:formula="of:=&quot;(&quot;&amp;[.B20]/2&amp;&quot;, &quot;&amp;-19/2&amp;&quot;)&quot;" office:value-type="string" office:string-value="(52.25, -9.5)" calcext:value-type="string">
            <text:p>(52.25, -9.5)</text:p>
          </table:table-cell>
          <table:table-cell table:formula="of:=&quot;(&quot;&amp;-[.B20]/2&amp;&quot;, &quot;&amp;19/2&amp;&quot;)&quot;" office:value-type="string" office:string-value="(-52.25, 9.5)" calcext:value-type="string">
            <text:p>(-52.25, 9.5)</text:p>
          </table:table-cell>
          <table:table-cell table:formula="of:=&quot;(&quot;&amp;[.B20]/2&amp;&quot;, &quot;&amp;19/2&amp;&quot;)&quot;" office:value-type="string" office:string-value="(52.25, 9.5)" calcext:value-type="string">
            <text:p>(52.25, 9.5)</text:p>
          </table:table-cell>
        </table:table-row>
        <table:table-row table:style-name="ro1">
          <table:table-cell office:value-type="float" office:value="5.75" calcext:value-type="float">
            <text:p>5.75U</text:p>
          </table:table-cell>
          <table:table-cell table:formula="of:=[.A21]*19" office:value-type="float" office:value="109.25" calcext:value-type="float">
            <text:p>109.25</text:p>
          </table:table-cell>
          <table:table-cell table:formula="of:=&quot;(&quot;&amp;-[.B21]/2&amp;&quot;, &quot;&amp;-19/2&amp;&quot;)&quot;" office:value-type="string" office:string-value="(-54.625, -9.5)" calcext:value-type="string">
            <text:p>(-54.625, -9.5)</text:p>
          </table:table-cell>
          <table:table-cell table:formula="of:=&quot;(&quot;&amp;[.B21]/2&amp;&quot;, &quot;&amp;-19/2&amp;&quot;)&quot;" office:value-type="string" office:string-value="(54.625, -9.5)" calcext:value-type="string">
            <text:p>(54.625, -9.5)</text:p>
          </table:table-cell>
          <table:table-cell table:formula="of:=&quot;(&quot;&amp;-[.B21]/2&amp;&quot;, &quot;&amp;19/2&amp;&quot;)&quot;" office:value-type="string" office:string-value="(-54.625, 9.5)" calcext:value-type="string">
            <text:p>(-54.625, 9.5)</text:p>
          </table:table-cell>
          <table:table-cell table:formula="of:=&quot;(&quot;&amp;[.B21]/2&amp;&quot;, &quot;&amp;19/2&amp;&quot;)&quot;" office:value-type="string" office:string-value="(54.625, 9.5)" calcext:value-type="string">
            <text:p>(54.625, 9.5)</text:p>
          </table:table-cell>
        </table:table-row>
        <table:table-row table:style-name="ro1">
          <table:table-cell office:value-type="float" office:value="6" calcext:value-type="float">
            <text:p>6.00U</text:p>
          </table:table-cell>
          <table:table-cell table:formula="of:=[.A22]*19" office:value-type="float" office:value="114" calcext:value-type="float">
            <text:p>114.00</text:p>
          </table:table-cell>
          <table:table-cell table:formula="of:=&quot;(&quot;&amp;-[.B22]/2&amp;&quot;, &quot;&amp;-19/2&amp;&quot;)&quot;" office:value-type="string" office:string-value="(-57, -9.5)" calcext:value-type="string">
            <text:p>(-57, -9.5)</text:p>
          </table:table-cell>
          <table:table-cell table:formula="of:=&quot;(&quot;&amp;[.B22]/2&amp;&quot;, &quot;&amp;-19/2&amp;&quot;)&quot;" office:value-type="string" office:string-value="(57, -9.5)" calcext:value-type="string">
            <text:p>(57, -9.5)</text:p>
          </table:table-cell>
          <table:table-cell table:formula="of:=&quot;(&quot;&amp;-[.B22]/2&amp;&quot;, &quot;&amp;19/2&amp;&quot;)&quot;" office:value-type="string" office:string-value="(-57, 9.5)" calcext:value-type="string">
            <text:p>(-57, 9.5)</text:p>
          </table:table-cell>
          <table:table-cell table:formula="of:=&quot;(&quot;&amp;[.B22]/2&amp;&quot;, &quot;&amp;19/2&amp;&quot;)&quot;" office:value-type="string" office:string-value="(57, 9.5)" calcext:value-type="string">
            <text:p>(57, 9.5)</text:p>
          </table:table-cell>
        </table:table-row>
        <table:table-row table:style-name="ro1">
          <table:table-cell office:value-type="float" office:value="6.25" calcext:value-type="float">
            <text:p>6.25U</text:p>
          </table:table-cell>
          <table:table-cell table:formula="of:=[.A23]*19" office:value-type="float" office:value="118.75" calcext:value-type="float">
            <text:p>118.75</text:p>
          </table:table-cell>
          <table:table-cell table:formula="of:=&quot;(&quot;&amp;-[.B23]/2&amp;&quot;, &quot;&amp;-19/2&amp;&quot;)&quot;" office:value-type="string" office:string-value="(-59.375, -9.5)" calcext:value-type="string">
            <text:p>(-59.375, -9.5)</text:p>
          </table:table-cell>
          <table:table-cell table:formula="of:=&quot;(&quot;&amp;[.B23]/2&amp;&quot;, &quot;&amp;-19/2&amp;&quot;)&quot;" office:value-type="string" office:string-value="(59.375, -9.5)" calcext:value-type="string">
            <text:p>(59.375, -9.5)</text:p>
          </table:table-cell>
          <table:table-cell table:formula="of:=&quot;(&quot;&amp;-[.B23]/2&amp;&quot;, &quot;&amp;19/2&amp;&quot;)&quot;" office:value-type="string" office:string-value="(-59.375, 9.5)" calcext:value-type="string">
            <text:p>(-59.375, 9.5)</text:p>
          </table:table-cell>
          <table:table-cell table:formula="of:=&quot;(&quot;&amp;[.B23]/2&amp;&quot;, &quot;&amp;19/2&amp;&quot;)&quot;" office:value-type="string" office:string-value="(59.375, 9.5)" calcext:value-type="string">
            <text:p>(59.375, 9.5)</text:p>
          </table:table-cell>
        </table:table-row>
        <table:table-row table:style-name="ro1">
          <table:table-cell office:value-type="float" office:value="6.5" calcext:value-type="float">
            <text:p>6.50U</text:p>
          </table:table-cell>
          <table:table-cell table:formula="of:=[.A24]*19" office:value-type="float" office:value="123.5" calcext:value-type="float">
            <text:p>123.50</text:p>
          </table:table-cell>
          <table:table-cell table:formula="of:=&quot;(&quot;&amp;-[.B24]/2&amp;&quot;, &quot;&amp;-19/2&amp;&quot;)&quot;" office:value-type="string" office:string-value="(-61.75, -9.5)" calcext:value-type="string">
            <text:p>(-61.75, -9.5)</text:p>
          </table:table-cell>
          <table:table-cell table:formula="of:=&quot;(&quot;&amp;[.B24]/2&amp;&quot;, &quot;&amp;-19/2&amp;&quot;)&quot;" office:value-type="string" office:string-value="(61.75, -9.5)" calcext:value-type="string">
            <text:p>(61.75, -9.5)</text:p>
          </table:table-cell>
          <table:table-cell table:formula="of:=&quot;(&quot;&amp;-[.B24]/2&amp;&quot;, &quot;&amp;19/2&amp;&quot;)&quot;" office:value-type="string" office:string-value="(-61.75, 9.5)" calcext:value-type="string">
            <text:p>(-61.75, 9.5)</text:p>
          </table:table-cell>
          <table:table-cell table:formula="of:=&quot;(&quot;&amp;[.B24]/2&amp;&quot;, &quot;&amp;19/2&amp;&quot;)&quot;" office:value-type="string" office:string-value="(61.75, 9.5)" calcext:value-type="string">
            <text:p>(61.75, 9.5)</text:p>
          </table:table-cell>
        </table:table-row>
        <table:table-row table:style-name="ro1">
          <table:table-cell office:value-type="float" office:value="6.75" calcext:value-type="float">
            <text:p>6.75U</text:p>
          </table:table-cell>
          <table:table-cell table:formula="of:=[.A25]*19" office:value-type="float" office:value="128.25" calcext:value-type="float">
            <text:p>128.25</text:p>
          </table:table-cell>
          <table:table-cell table:formula="of:=&quot;(&quot;&amp;-[.B25]/2&amp;&quot;, &quot;&amp;-19/2&amp;&quot;)&quot;" office:value-type="string" office:string-value="(-64.125, -9.5)" calcext:value-type="string">
            <text:p>(-64.125, -9.5)</text:p>
          </table:table-cell>
          <table:table-cell table:formula="of:=&quot;(&quot;&amp;[.B25]/2&amp;&quot;, &quot;&amp;-19/2&amp;&quot;)&quot;" office:value-type="string" office:string-value="(64.125, -9.5)" calcext:value-type="string">
            <text:p>(64.125, -9.5)</text:p>
          </table:table-cell>
          <table:table-cell table:formula="of:=&quot;(&quot;&amp;-[.B25]/2&amp;&quot;, &quot;&amp;19/2&amp;&quot;)&quot;" office:value-type="string" office:string-value="(-64.125, 9.5)" calcext:value-type="string">
            <text:p>(-64.125, 9.5)</text:p>
          </table:table-cell>
          <table:table-cell table:formula="of:=&quot;(&quot;&amp;[.B25]/2&amp;&quot;, &quot;&amp;19/2&amp;&quot;)&quot;" office:value-type="string" office:string-value="(64.125, 9.5)" calcext:value-type="string">
            <text:p>(64.125, 9.5)</text:p>
          </table:table-cell>
        </table:table-row>
        <table:table-row table:style-name="ro1">
          <table:table-cell office:value-type="float" office:value="7" calcext:value-type="float">
            <text:p>7.00U</text:p>
          </table:table-cell>
          <table:table-cell table:formula="of:=[.A26]*19" office:value-type="float" office:value="133" calcext:value-type="float">
            <text:p>133.00</text:p>
          </table:table-cell>
          <table:table-cell table:formula="of:=&quot;(&quot;&amp;-[.B26]/2&amp;&quot;, &quot;&amp;-19/2&amp;&quot;)&quot;" office:value-type="string" office:string-value="(-66.5, -9.5)" calcext:value-type="string">
            <text:p>(-66.5, -9.5)</text:p>
          </table:table-cell>
          <table:table-cell table:formula="of:=&quot;(&quot;&amp;[.B26]/2&amp;&quot;, &quot;&amp;-19/2&amp;&quot;)&quot;" office:value-type="string" office:string-value="(66.5, -9.5)" calcext:value-type="string">
            <text:p>(66.5, -9.5)</text:p>
          </table:table-cell>
          <table:table-cell table:formula="of:=&quot;(&quot;&amp;-[.B26]/2&amp;&quot;, &quot;&amp;19/2&amp;&quot;)&quot;" office:value-type="string" office:string-value="(-66.5, 9.5)" calcext:value-type="string">
            <text:p>(-66.5, 9.5)</text:p>
          </table:table-cell>
          <table:table-cell table:formula="of:=&quot;(&quot;&amp;[.B26]/2&amp;&quot;, &quot;&amp;19/2&amp;&quot;)&quot;" office:value-type="string" office:string-value="(66.5, 9.5)" calcext:value-type="string">
            <text:p>(66.5, 9.5)</text:p>
          </table:table-cell>
        </table:table-row>
        <table:table-row table:style-name="ro1">
          <table:table-cell office:value-type="float" office:value="7.25" calcext:value-type="float">
            <text:p>7.25U</text:p>
          </table:table-cell>
          <table:table-cell table:formula="of:=[.A27]*19" office:value-type="float" office:value="137.75" calcext:value-type="float">
            <text:p>137.75</text:p>
          </table:table-cell>
          <table:table-cell table:formula="of:=&quot;(&quot;&amp;-[.B27]/2&amp;&quot;, &quot;&amp;-19/2&amp;&quot;)&quot;" office:value-type="string" office:string-value="(-68.875, -9.5)" calcext:value-type="string">
            <text:p>(-68.875, -9.5)</text:p>
          </table:table-cell>
          <table:table-cell table:formula="of:=&quot;(&quot;&amp;[.B27]/2&amp;&quot;, &quot;&amp;-19/2&amp;&quot;)&quot;" office:value-type="string" office:string-value="(68.875, -9.5)" calcext:value-type="string">
            <text:p>(68.875, -9.5)</text:p>
          </table:table-cell>
          <table:table-cell table:formula="of:=&quot;(&quot;&amp;-[.B27]/2&amp;&quot;, &quot;&amp;19/2&amp;&quot;)&quot;" office:value-type="string" office:string-value="(-68.875, 9.5)" calcext:value-type="string">
            <text:p>(-68.875, 9.5)</text:p>
          </table:table-cell>
          <table:table-cell table:formula="of:=&quot;(&quot;&amp;[.B27]/2&amp;&quot;, &quot;&amp;19/2&amp;&quot;)&quot;" office:value-type="string" office:string-value="(68.875, 9.5)" calcext:value-type="string">
            <text:p>(68.875, 9.5)</text:p>
          </table:table-cell>
        </table:table-row>
        <table:table-row table:style-name="ro1">
          <table:table-cell office:value-type="float" office:value="7.5" calcext:value-type="float">
            <text:p>7.50U</text:p>
          </table:table-cell>
          <table:table-cell table:formula="of:=[.A28]*19" office:value-type="float" office:value="142.5" calcext:value-type="float">
            <text:p>142.50</text:p>
          </table:table-cell>
          <table:table-cell table:formula="of:=&quot;(&quot;&amp;-[.B28]/2&amp;&quot;, &quot;&amp;-19/2&amp;&quot;)&quot;" office:value-type="string" office:string-value="(-71.25, -9.5)" calcext:value-type="string">
            <text:p>(-71.25, -9.5)</text:p>
          </table:table-cell>
          <table:table-cell table:formula="of:=&quot;(&quot;&amp;[.B28]/2&amp;&quot;, &quot;&amp;-19/2&amp;&quot;)&quot;" office:value-type="string" office:string-value="(71.25, -9.5)" calcext:value-type="string">
            <text:p>(71.25, -9.5)</text:p>
          </table:table-cell>
          <table:table-cell table:formula="of:=&quot;(&quot;&amp;-[.B28]/2&amp;&quot;, &quot;&amp;19/2&amp;&quot;)&quot;" office:value-type="string" office:string-value="(-71.25, 9.5)" calcext:value-type="string">
            <text:p>(-71.25, 9.5)</text:p>
          </table:table-cell>
          <table:table-cell table:formula="of:=&quot;(&quot;&amp;[.B28]/2&amp;&quot;, &quot;&amp;19/2&amp;&quot;)&quot;" office:value-type="string" office:string-value="(71.25, 9.5)" calcext:value-type="string">
            <text:p>(71.25, 9.5)</text:p>
          </table:table-cell>
        </table:table-row>
        <table:table-row table:style-name="ro1">
          <table:table-cell office:value-type="float" office:value="7.75" calcext:value-type="float">
            <text:p>7.75U</text:p>
          </table:table-cell>
          <table:table-cell table:formula="of:=[.A29]*19" office:value-type="float" office:value="147.25" calcext:value-type="float">
            <text:p>147.25</text:p>
          </table:table-cell>
          <table:table-cell table:formula="of:=&quot;(&quot;&amp;-[.B29]/2&amp;&quot;, &quot;&amp;-19/2&amp;&quot;)&quot;" office:value-type="string" office:string-value="(-73.625, -9.5)" calcext:value-type="string">
            <text:p>(-73.625, -9.5)</text:p>
          </table:table-cell>
          <table:table-cell table:formula="of:=&quot;(&quot;&amp;[.B29]/2&amp;&quot;, &quot;&amp;-19/2&amp;&quot;)&quot;" office:value-type="string" office:string-value="(73.625, -9.5)" calcext:value-type="string">
            <text:p>(73.625, -9.5)</text:p>
          </table:table-cell>
          <table:table-cell table:formula="of:=&quot;(&quot;&amp;-[.B29]/2&amp;&quot;, &quot;&amp;19/2&amp;&quot;)&quot;" office:value-type="string" office:string-value="(-73.625, 9.5)" calcext:value-type="string">
            <text:p>(-73.625, 9.5)</text:p>
          </table:table-cell>
          <table:table-cell table:formula="of:=&quot;(&quot;&amp;[.B29]/2&amp;&quot;, &quot;&amp;19/2&amp;&quot;)&quot;" office:value-type="string" office:string-value="(73.625, 9.5)" calcext:value-type="string">
            <text:p>(73.625, 9.5)</text:p>
          </table:table-cell>
        </table:table-row>
        <table:table-row table:style-name="ro1">
          <table:table-cell office:value-type="float" office:value="8" calcext:value-type="float">
            <text:p>8.00U</text:p>
          </table:table-cell>
          <table:table-cell table:formula="of:=[.A30]*19" office:value-type="float" office:value="152" calcext:value-type="float">
            <text:p>152.00</text:p>
          </table:table-cell>
          <table:table-cell table:formula="of:=&quot;(&quot;&amp;-[.B30]/2&amp;&quot;, &quot;&amp;-19/2&amp;&quot;)&quot;" office:value-type="string" office:string-value="(-76, -9.5)" calcext:value-type="string">
            <text:p>(-76, -9.5)</text:p>
          </table:table-cell>
          <table:table-cell table:formula="of:=&quot;(&quot;&amp;[.B30]/2&amp;&quot;, &quot;&amp;-19/2&amp;&quot;)&quot;" office:value-type="string" office:string-value="(76, -9.5)" calcext:value-type="string">
            <text:p>(76, -9.5)</text:p>
          </table:table-cell>
          <table:table-cell table:formula="of:=&quot;(&quot;&amp;-[.B30]/2&amp;&quot;, &quot;&amp;19/2&amp;&quot;)&quot;" office:value-type="string" office:string-value="(-76, 9.5)" calcext:value-type="string">
            <text:p>(-76, 9.5)</text:p>
          </table:table-cell>
          <table:table-cell table:formula="of:=&quot;(&quot;&amp;[.B30]/2&amp;&quot;, &quot;&amp;19/2&amp;&quot;)&quot;" office:value-type="string" office:string-value="(76, 9.5)" calcext:value-type="string">
            <text:p>(76, 9.5)</text:p>
          </table:table-cell>
        </table:table-row>
      </table:table>
      <table:table table:name="USB Port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Connector Size</text:p>
          </table:table-cell>
          <table:table-cell office:value-type="string" calcext:value-type="string">
            <text:p>Clearence</text:p>
          </table:table-cell>
          <table:table-cell office:value-type="string" calcext:value-type="string">
            <text:p>Total Cutout Size</text:p>
          </table:table-cell>
          <table:table-cell office:value-type="string" calcext:value-type="string">
            <text:p>Top Left Offset</text:p>
          </table:table-cell>
          <table:table-cell office:value-type="string" calcext:value-type="string">
            <text:p>PCB Port position</text:p>
          </table:table-cell>
          <table:table-cell office:value-type="string" calcext:value-type="string">
            <text:p>Case PCB position</text:p>
          </table:table-cell>
          <table:table-cell office:value-type="string" calcext:value-type="string">
            <text:p>Case Port Postion</text:p>
          </table:table-cell>
          <table:table-cell office:value-type="string" calcext:value-type="string">
            <text:p>Case Cutout Position</text:p>
          </table:table-cell>
          <table:table-cell office:value-type="string" calcext:value-type="string">
            <text:p>Correct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.94" calcext:value-type="float">
            <text:p>8.94</text:p>
          </table:table-cell>
          <table:table-cell office:value-type="float" office:value="0.2" calcext:value-type="float">
            <text:p>0.2</text:p>
          </table:table-cell>
          <table:table-cell table:style-name="ce1" table:formula="of:=[.B2]+[.C2]*2" office:value-type="float" office:value="9.34" calcext:value-type="float">
            <text:p>9.34</text:p>
          </table:table-cell>
          <table:table-cell table:formula="of:=-[.C2]" office:value-type="float" office:value="-0.2" calcext:value-type="float">
            <text:p>-0.2</text:p>
          </table:table-cell>
          <table:table-cell office:value-type="float" office:value="22.73" calcext:value-type="float">
            <text:p>22.73</text:p>
          </table:table-cell>
          <table:table-cell office:value-type="float" office:value="5" calcext:value-type="float">
            <text:p>5</text:p>
          </table:table-cell>
          <table:table-cell table:formula="of:=[.F2]+[.G2]" office:value-type="float" office:value="27.73" calcext:value-type="float">
            <text:p>27.73</text:p>
          </table:table-cell>
          <table:table-cell table:formula="of:=[.H2]+[.E2]" office:value-type="float" office:value="27.53" calcext:value-type="float">
            <text:p>27.53</text:p>
          </table:table-cell>
          <table:table-cell table:formula="of:=[.I2]" office:value-type="float" office:value="27.53" calcext:value-type="float">
            <text:p>27.5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.12" calcext:value-type="float">
            <text:p>3.12</text:p>
          </table:table-cell>
          <table:table-cell office:value-type="float" office:value="0.2" calcext:value-type="float">
            <text:p>0.2</text:p>
          </table:table-cell>
          <table:table-cell table:style-name="ce1" table:formula="of:=[.B3]+[.C3]*2" office:value-type="float" office:value="3.52" calcext:value-type="float">
            <text:p>3.52</text:p>
          </table:table-cell>
          <table:table-cell table:formula="of:=-[.C3]" office:value-type="float" office:value="-0.2" calcext:value-type="float">
            <text:p>-0.2</text:p>
          </table:table-cell>
          <table:table-cell office:value-type="float" office:value="3.21" calcext:value-type="float">
            <text:p>3.21</text:p>
          </table:table-cell>
          <table:table-cell office:value-type="float" office:value="7.9" calcext:value-type="float">
            <text:p>7.9</text:p>
          </table:table-cell>
          <table:table-cell table:formula="of:=[.G3]-[.F3]-INDIRECT(&quot;Case Size.B8&quot;)" office:value-type="float" office:value="3.09" calcext:value-type="float">
            <text:p>3.09</text:p>
          </table:table-cell>
          <table:table-cell table:formula="of:=[.H3]+[.E3]" office:value-type="float" office:value="2.89" calcext:value-type="float">
            <text:p>2.89</text:p>
          </table:table-cell>
          <table:table-cell table:formula="of:=[.I9]" office:value-type="float" office:value="2.94" calcext:value-type="float">
            <text:p>2.94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≈</text:p>
          </table:table-cell>
          <table:table-cell table:number-columns-repeated="3"/>
          <table:table-cell office:value-type="string" calcext:value-type="string">
            <text:p>(^ Underside upward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tout Radius</text:p>
          </table:table-cell>
          <table:table-cell/>
          <table:table-cell table:formula="of:=ROUND([.D2];1)" office:value-type="float" office:value="9.3" calcext:value-type="float">
            <text:p>9.3</text:p>
          </table:table-cell>
          <table:table-cell table:number-columns-repeated="3"/>
          <table:table-cell office:value-type="string" calcext:value-type="string">
            <text:p>(^ Left to righ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formula="of:=ROUND([.D3];1)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easured</text:p>
          </table:table-cell>
          <table:table-cell office:value-type="string" calcext:value-type="string">
            <text:p>Based on measurements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.7" calcext:value-type="float">
            <text:p>27.7</text:p>
          </table:table-cell>
          <table:table-cell table:formula="of:=[.H8]+[.E2]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14" calcext:value-type="float">
            <text:p>3.14</text:p>
          </table:table-cell>
          <table:table-cell table:formula="of:=[.H9]+[.E3]" office:value-type="float" office:value="2.94" calcext:value-type="float">
            <text:p>2.9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utout Indent Size</text:p>
          </table:table-cell>
          <table:table-cell office:value-type="string" calcext:value-type="string">
            <text:p>Case Position</text:p>
          </table:table-cell>
          <table:table-cell table:style-name="ce38" office:value-type="string" calcext:value-type="string">
            <text:p>Cutout-indent Bor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.5" calcext:value-type="float">
            <text:p>13.5</text:p>
          </table:table-cell>
          <table:table-cell table:formula="of:=[.J2]-([.B12]-[.D2])/2" office:value-type="float" office:value="25.45" calcext:value-type="float">
            <text:p>25.45</text:p>
          </table:table-cell>
          <table:table-cell table:formula="of:=([.B12]-[.D2])/2" office:value-type="float" office:value="2.08" calcext:value-type="float">
            <text:p>2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formula="of:=[.J3]-([.B13]-[.D3])/2" office:value-type="float" office:value="1.2" calcext:value-type="float">
            <text:p>1.2</text:p>
          </table:table-cell>
          <table:table-cell table:formula="of:=([.B13]-[.D3])/2"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U</number:text>
    </number:number-style>
    <number:number-style style:name="N122">
      <number:number number:decimal-places="0" loext:min-decimal-places="0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1:50:05.803653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22:50:22.978518577</meta:creation-date>
    <dc:date>2020-07-07T17:24:44.274838957</dc:date>
    <meta:editing-duration>PT9H59M45S</meta:editing-duration>
    <meta:editing-cycles>26</meta:editing-cycles>
    <meta:generator>LibreOffice/6.4.4.2$Linux_X86_64 LibreOffice_project/40$Build-2</meta:generator>
    <meta:document-statistic meta:table-count="6" meta:cell-count="358" meta:object-count="0"/>
  </office:meta>
</office:document-meta>
</file>